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25-06-3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25-05-29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25-04-16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25-03-2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24-11-13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24-10-1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24-09-1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24-08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24-07-17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24-06-2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24-05-2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24-04-1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24-03-1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23-09-0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23-08-1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23-07-0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9-03-1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8-11-0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8-10-02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8-09-0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8-08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8-07-2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8-06-1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8-05-0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7-11-09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7-10-0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7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7-08-1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7-07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7-06-09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7-05-10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7-04-2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6-11-02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6-09-01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6-07-07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6-06-06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6-05-04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6-04-07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5-11-1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5-10-02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5-09-1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5-08-0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5-07-08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5-06-10 0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5-05-10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5-04-20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4-11-0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4-10-0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4-09-0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4-08-0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4-07-0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4-06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4-05-06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4-04-07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3-10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3-09-06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3-08-02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3-07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3-06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3-05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3-03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2-06-1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1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200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6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5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5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815</text:p>
          </table:table-cell>
          <table:table-cell office:value-type="string" calcext:value-type="string">
            <text:p>QWTA nr Squaw Lake, USGS Leech Lake # 28</text:p>
          </table:table-cell>
          <table:table-cell office:value-type="string" calcext:value-type="string">
            <text:p>199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6" meta:object-count="0"/>
    <meta:user-defined meta:name="AppVersion">3.0</meta:user-defined>
  </office:meta>
</office:document-meta>
</file>